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============================================</text:p>
      <text:p text:style-name="Standard"># 6. ARRAY (List Implementation)</text:p>
      <text:p text:style-name="Standard"># ============================================</text:p>
      <text:p text:style-name="Standard"/>
      <text:p text:style-name="Standard">class Array:</text:p>
      <text:p text:style-name="Standard"><text:s text:c="4"/>def __init__(self):</text:p>
      <text:p text:style-name="Standard"><text:s text:c="8"/>self.array = []</text:p>
      <text:p text:style-name="Standard"/>
      <text:p text:style-name="Standard"><text:s text:c="4"/># Add element</text:p>
      <text:p text:style-name="Standard"><text:s text:c="4"/>def add(self, value):</text:p>
      <text:p text:style-name="Standard"><text:s text:c="8"/>self.array.append(value)</text:p>
      <text:p text:style-name="Standard"/>
      <text:p text:style-name="Standard"><text:s text:c="4"/># Remove element</text:p>
      <text:p text:style-name="Standard"><text:s text:c="4"/>def remove(self, value):</text:p>
      <text:p text:style-name="Standard"><text:s text:c="8"/>if value in self.array:</text:p>
      <text:p text:style-name="Standard"><text:s text:c="12"/>self.array.remove(value)</text:p>
      <text:p text:style-name="Standard"/>
      <text:p text:style-name="Standard"><text:s text:c="4"/># Get element by index</text:p>
      <text:p text:style-name="Standard"><text:s text:c="4"/>def get(self, index):</text:p>
      <text:p text:style-name="Standard"><text:s text:c="8"/>if 0 &lt;= index &lt; len(self.array):</text:p>
      <text:p text:style-name="Standard"><text:s text:c="12"/>return self.array[index]</text:p>
      <text:p text:style-name="Standard"><text:s text:c="8"/>return "Index out of range"</text:p>
      <text:p text:style-name="Standard"/>
      <text:p text:style-name="Standard"><text:s text:c="4"/># Display array</text:p>
      <text:p text:style-name="Standard"><text:s text:c="4"/>def display(self):</text:p>
      <text:p text:style-name="Standard"><text:s text:c="8"/>print(self.array)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6T13:29:45.622220886</meta:creation-date>
    <dc:date>2026-02-16T13:29:55.168211800</dc:date>
    <meta:editing-duration>PT11S</meta:editing-duration>
    <meta:editing-cycles>1</meta:editing-cycles>
    <meta:document-statistic meta:table-count="0" meta:image-count="0" meta:object-count="0" meta:page-count="1" meta:paragraph-count="21" meta:word-count="61" meta:character-count="599" meta:non-whitespace-character-count="451"/>
    <meta:generator>LibreOffice/24.2.7.2$Linux_X86_64 LibreOffice_project/420$Build-2</meta:generator>
  </office:meta>
</office:document-meta>
</file>